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</text:p>
      <text:p text:style-name="Preformatted_20_Text"><text:s text:c="2"/>ADMINISTRACION LOGS</text:p>
      <text:p text:style-name="Preformatted_20_Text">http://www.rsyslog.com</text:p>
      <text:p text:style-name="Preformatted_20_Text">--------------------------</text:p>
      <text:p text:style-name="Preformatted_20_Text">el demonio encargado de la gestion de logs: <text:s/>rsyslog.service</text:p>
      <text:p text:style-name="Preformatted_20_Text">para ver el estado del demonio:</text:p>
      <text:p text:style-name="Preformatted_20_Text"/>
      <text:p text:style-name="Preformatted_20_Text"><text:s text:c="8"/>systemctl status rsyslog.service</text:p>
      <text:p text:style-name="Preformatted_20_Text"/>
      <text:p text:style-name="Preformatted_20_Text">para ver la configuracion del demonio:</text:p>
      <text:p text:style-name="Preformatted_20_Text"/>
      <text:p text:style-name="Preformatted_20_Text"><text:s text:c="8"/>systemctl cat rsyslog.service</text:p>
      <text:p text:style-name="Preformatted_20_Text"/>
      <text:p text:style-name="Preformatted_20_Text">y sus dependencias (cuando arranca, de lo q depende, etc)</text:p>
      <text:p text:style-name="Preformatted_20_Text"/>
      <text:p text:style-name="Preformatted_20_Text"><text:s text:c="8"/>systemctl list-dependencies rsyslog.service</text:p>
      <text:p text:style-name="Preformatted_20_Text"/>
      <text:p text:style-name="Preformatted_20_Text">funcionamiento del demonio:</text:p>
      <text:p text:style-name="Preformatted_20_Text">===========================</text:p>
      <text:p text:style-name="Preformatted_20_Text"><text:s text:c="4"/>INPUT-MODULES <text:s text:c="46"/>OUPUT-MODULES</text:p>
      <text:p text:style-name="Preformatted_20_Text">(de donde recibe rsyslog los <text:s text:c="27"/>(donde registra esos </text:p>
      <text:p text:style-name="Preformatted_20_Text">mensajes) <text:s text:c="46"/>mensajes)</text:p>
      <text:p text:style-name="Preformatted_20_Text"><text:s/>grupo-demonios-auth</text:p>
      <text:p text:style-name="Preformatted_20_Text"><text:s/>-------------------</text:p>
      <text:p text:style-name="Preformatted_20_Text"><text:s text:c="4"/>login.service ------socket---|</text:p>
      <text:p text:style-name="Preformatted_20_Text"><text:s text:c="4"/>apache2.service----socket----|</text:p>
      <text:p text:style-name="Preformatted_20_Text"><text:s text:c="4"/>vsftp2.service ----socket----|</text:p>
      <text:p text:style-name="Preformatted_20_Text"><text:s text:c="3"/>...</text:p>
      <text:p text:style-name="Preformatted_20_Text"/>
      <text:p text:style-name="Preformatted_20_Text"><text:s/>grupo-demonios-tareas</text:p>
      <text:p text:style-name="Preformatted_20_Text"><text:s/>---------------------</text:p>
      <text:p text:style-name="Preformatted_20_Text"><text:s text:c="3"/>cron.service ---------socket---| <text:s text:c="28"/>- fichero log</text:p>
      <text:p text:style-name="Preformatted_20_Text"><text:s text:c="3"/>anacron.service ------socket---|----&gt;rsyslog.service -------&gt; - BD</text:p>
      <text:p text:style-name="Preformatted_20_Text"><text:s text:c="3"/>.... <text:s text:c="32"/>recibe todos los <text:s text:c="7"/>- servidor ext.</text:p>
      <text:p text:style-name="Preformatted_20_Text"><text:s text:c="32"/>mensajes de los diferentes <text:s text:c="5"/>- ejecutar pgm</text:p>
      <text:p text:style-name="Preformatted_20_Text"><text:s text:c="32"/>demonios y los clasifica segun</text:p>
      <text:p text:style-name="Preformatted_20_Text"><text:s text:c="32"/>unas reglas donde se definen</text:p>
      <text:p text:style-name="Preformatted_20_Text"><text:s text:c="32"/>patrones q deben cumplir los mensajes</text:p>
      <text:p text:style-name="Preformatted_20_Text"><text:s text:c="32"/>para mandarlos a uno destino u otro</text:p>
      <text:p text:style-name="Preformatted_20_Text"><text:s/></text:p>
      <text:p text:style-name="Preformatted_20_Text"/>
      <text:p text:style-name="Preformatted_20_Text">configuracion de rsyslog: <text:s/>&lt;--- todo en /etc/rsyslog.d</text:p>
      <text:p text:style-name="Preformatted_20_Text">======================== <text:s text:c="7"/>y fichero global: /etc/rsyslog.conf</text:p>
      <text:p text:style-name="Preformatted_20_Text">tiene un fichero de configuracion "global" (se suelen definir inputmodules de</text:p>
      <text:p text:style-name="Preformatted_20_Text">donde se van a recibir los mensajes, plantillas de registro de los mensajes,</text:p>
      <text:p text:style-name="Preformatted_20_Text">variables de entorno globales de resyslog, ...)</text:p>
      <text:p text:style-name="Preformatted_20_Text"/>
      <text:p text:style-name="Preformatted_20_Text"><text:s text:c="2"/>el fichero esta en /etc &lt;--- y se llama: <text:s/>rsyslog.conf</text:p>
      <text:p text:style-name="Preformatted_20_Text"/>
      <text:p text:style-name="Preformatted_20_Text"/>
      <text:p text:style-name="Preformatted_20_Text"/>
      <text:p text:style-name="Preformatted_20_Text"><text:s/>#----seccion INPUTMODULES--------------------------</text:p>
      <text:p text:style-name="Preformatted_20_Text">module(load="imuxsock") # provides support for local system logging</text:p>
      <text:p text:style-name="Preformatted_20_Text">module(load="imklog" permitnonkernelfacility="on")</text:p>
      <text:p text:style-name="Preformatted_20_Text"/>
      <text:p text:style-name="Preformatted_20_Text"/>
      <text:p text:style-name="Preformatted_20_Text"/>
      <text:p text:style-name="Preformatted_20_Text"><text:s/>#----seccion de VARIABLES y DIRECTIVAS ---------------</text:p>
      <text:p text:style-name="Preformatted_20_Text">$ActionFileDefaultTemplate RSYSLOG_TraditionalFileFormat</text:p>
      <text:p text:style-name="Preformatted_20_Text">$RepeatedMsgReduction on</text:p>
      <text:p text:style-name="Preformatted_20_Text">$FileOwner syslog</text:p>
      <text:p text:style-name="Preformatted_20_Text">$FileGroup adm</text:p>
      <text:p text:style-name="Preformatted_20_Text">$FileCreateMode 0640</text:p>
      <text:p text:style-name="Preformatted_20_Text">$DirCreateMode 0755</text:p>
      <text:p text:style-name="Preformatted_20_Text"><text:soft-page-break/>$Umask 0022</text:p>
      <text:p text:style-name="Preformatted_20_Text">$PrivDropToUser syslog</text:p>
      <text:p text:style-name="Preformatted_20_Text">$PrivDropToGroup syslog</text:p>
      <text:p text:style-name="Preformatted_20_Text"/>
      <text:p text:style-name="Preformatted_20_Text">$WorkDirectory /var/spool/rsyslog</text:p>
      <text:p text:style-name="Preformatted_20_Text"/>
      <text:p text:style-name="Preformatted_20_Text">$IncludeConfig /etc/rsyslog.d/*.conf &lt;------- en el directorio /etc/rsyslog.d</text:p>
      <text:p text:style-name="Preformatted_20_Text"><text:s text:c="41"/>hay una serie de ficheros *.conf</text:p>
      <text:p text:style-name="Preformatted_20_Text"><text:s text:c="41"/>donde se definen las reglas de</text:p>
      <text:p text:style-name="Preformatted_20_Text"><text:s text:c="41"/>registro de los mensajes de los</text:p>
      <text:p text:style-name="Preformatted_20_Text"><text:s text:c="41"/>diferentes demonios (se interpretan</text:p>
      <text:p text:style-name="Preformatted_20_Text"><text:s text:c="40"/>por orden alfabetico en el nombre del</text:p>
      <text:p text:style-name="Preformatted_20_Text"><text:s text:c="40"/>fichero ...por eso tienen un numero</text:p>
      <text:p text:style-name="Preformatted_20_Text"><text:s text:c="40"/>delante del nombre)</text:p>
      <text:p text:style-name="Preformatted_20_Text"/>
      <text:p text:style-name="Preformatted_20_Text">p.e, el contenido del fichero 50-default.conf:</text:p>
      <text:p text:style-name="Preformatted_20_Text"/>
      <text:p text:style-name="Preformatted_20_Text">auth,authpriv.* <text:s text:c="16"/>/var/log/auth.log</text:p>
      <text:p text:style-name="Preformatted_20_Text">*.*;auth,authpriv.none <text:s text:c="9"/>-/var/log/syslog</text:p>
      <text:p text:style-name="Preformatted_20_Text">kern.* <text:s text:c="25"/>-/var/log/kern.log</text:p>
      <text:p text:style-name="Preformatted_20_Text">mail.* <text:s text:c="25"/>-/var/log/mail.log</text:p>
      <text:p text:style-name="Preformatted_20_Text"/>
      <text:p text:style-name="Preformatted_20_Text">mail.err <text:s text:c="23"/>/var/log/mail.err</text:p>
      <text:p text:style-name="Preformatted_20_Text"/>
      <text:p text:style-name="Preformatted_20_Text"/>
      <text:p text:style-name="Preformatted_20_Text">*.emerg <text:s text:c="24"/>:omusrmsg:*</text:p>
      <text:p text:style-name="Preformatted_20_Text"/>
      <text:p text:style-name="Preformatted_20_Text"/>
      <text:p text:style-name="Preformatted_20_Text">formato de reglas en rsyslog:</text:p>
      <text:p text:style-name="Preformatted_20_Text">-----------------------------</text:p>
      <text:p text:style-name="Preformatted_20_Text">cada linea de un fichero .conf indica el patron de una regla a testear sobre</text:p>
      <text:p text:style-name="Preformatted_20_Text">un mensaje. Por cada mensaje q recibe rsyslog lo va contrastando con cada regla</text:p>
      <text:p text:style-name="Preformatted_20_Text">y si cumple una regla, la ejecuta registrando el mensaje con la accion q indica esa regla:</text:p>
      <text:p text:style-name="Preformatted_20_Text"/>
      <text:p text:style-name="Preformatted_20_Text"><text:s/>filtro(patron a cumplir) <text:s text:c="14"/>accion_a_hacer_sobre_mensaje</text:p>
      <text:p text:style-name="Preformatted_20_Text"><text:s/>======================== <text:s text:c="14"/>============================ </text:p>
      <text:p text:style-name="Preformatted_20_Text">auth,authpriv.* <text:s text:c="24"/>/var/log/auth.log</text:p>
      <text:p text:style-name="Preformatted_20_Text"><text:s/>---------- <text:s text:c="28"/>------------------</text:p>
      <text:p text:style-name="Preformatted_20_Text"><text:s text:c="2"/>\--&gt;si el mensaje proviene <text:s text:c="11"/>fichero log de destino</text:p>
      <text:p text:style-name="Preformatted_20_Text"><text:s text:c="8"/>de un demonio q pertenece</text:p>
      <text:p text:style-name="Preformatted_20_Text"><text:s text:c="8"/>al grup auth o authpriv</text:p>
      <text:p text:style-name="Preformatted_20_Text"><text:s text:c="8"/>y tiene cualquier importancia (*)</text:p>
      <text:p text:style-name="Preformatted_20_Text"><text:s/>grados de severidad:</text:p>
      <text:p text:style-name="Preformatted_20_Text"><text:s/>debug, info, notice, warning, warn (same as warning), err, error (same</text:p>
      <text:p text:style-name="Preformatted_20_Text"><text:s text:c="7"/>as err), crit, alert, emerg, <text:s/>panic </text:p>
      <text:p text:style-name="Preformatted_20_Text"/>
      <text:p text:style-name="Preformatted_20_Text"><text:s/>se cumple el grado q pongas y los inferiores a no ser </text:p>
      <text:p text:style-name="Preformatted_20_Text">q especifiques con un "=" exactamente el grado de severidad</text:p>
      <text:p text:style-name="Preformatted_20_Text">q ponga</text:p>
      <text:p text:style-name="Preformatted_20_Text"/>
      <text:p text:style-name="Preformatted_20_Text"/>
      <text:p text:style-name="Preformatted_20_Text"><text:s/>*.*;auth,authpriv.none <text:s text:c="16"/>-/var/log/syslog</text:p>
      <text:p text:style-name="Preformatted_20_Text"><text:s/>---------------------- <text:s text:c="16"/>----------------</text:p>
      <text:p text:style-name="Preformatted_20_Text"><text:s text:c="2"/>si el mensaje proviene <text:s text:c="15"/>fichero log de destino pero se almacenan</text:p>
      <text:p text:style-name="Preformatted_20_Text">de cualquier grupo de demonios(*) <text:s text:c="6"/>de forma ASINCRONA los mensajes (por</text:p>
      <text:p text:style-name="Preformatted_20_Text">con cualquier severidad (.*) SALVO <text:s text:c="5"/>bloques), eso es el "-" delante de la</text:p>
      <text:p text:style-name="Preformatted_20_Text">los del grupo: auth,authpriv.none <text:s text:c="6"/>ruta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><text:s text:c="8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0:48:00.989582171</meta:creation-date>
    <dc:date>2020-02-12T20:48:38.409779997</dc:date>
    <meta:editing-duration>PT41S</meta:editing-duration>
    <meta:editing-cycles>1</meta:editing-cycles>
    <meta:document-statistic meta:table-count="0" meta:image-count="0" meta:object-count="0" meta:page-count="4" meta:paragraph-count="94" meta:word-count="460" meta:character-count="4566" meta:non-whitespace-character-count="3172"/>
    <meta:generator>LibreOffice/6.1.5.2$Linux_X86_64 LibreOffice_project/10$Build-2</meta:generator>
  </office:meta>
</office:document-meta>
</file>